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PL Bangkok" svg:font-family="'PL Bangkok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orphans="0" fo:widows="0"/>
      <style:text-properties fo:font-size="11pt" style:font-size-asian="11pt" style:font-size-complex="11pt"/>
    </style:style>
    <style:style style:name="P3" style:family="paragraph" style:parent-style-name="Document_20_Title">
      <style:paragraph-properties fo:text-align="start" style:justify-single-word="false" fo:orphans="0" fo:widows="0"/>
      <style:text-properties fo:font-size="11pt" style:font-size-asian="11pt"/>
    </style:style>
    <style:style style:name="P4" style:family="paragraph" style:parent-style-name="Header">
      <style:paragraph-properties fo:orphans="0" fo:widows="0"/>
      <style:text-properties style:font-name="Times New Roman" fo:font-size="11pt" style:font-size-asian="11pt" style:font-size-complex="11pt"/>
    </style:style>
    <style:style style:name="P5" style:family="paragraph" style:parent-style-name="No_20_Spacing">
      <style:paragraph-properties fo:margin-top="0in" fo:margin-bottom="0.0555in" style:contextual-spacing="false" fo:text-align="justify" style:justify-single-word="false"/>
    </style:style>
    <style:style style:name="P6" style:family="paragraph" style:parent-style-name="No_20_Spacing">
      <style:paragraph-properties fo:margin-top="0in" fo:margin-bottom="0.0555in" style:contextual-spacing="false" fo:text-align="justify" style:justify-single-word="false"/>
      <style:text-properties style:font-name="Times New Roman"/>
    </style:style>
    <style:style style:name="P7" style:family="paragraph" style:parent-style-name="Standard">
      <style:paragraph-properties fo:margin-top="0in" fo:margin-bottom="0.0555in" style:contextual-spacing="false" fo:text-align="justify" style:justify-single-word="false"/>
      <style:text-properties fo:color="#808080" loext:opacity="100%" style:font-name="Times New Roman" fo:font-size="11pt" fo:language="pl" fo:country="PL" style:font-size-asian="11pt" style:font-size-complex="11pt"/>
    </style:style>
    <style:style style:name="P8" style:family="paragraph" style:parent-style-name="No_20_Spacing">
      <style:paragraph-properties fo:margin-top="0in" fo:margin-bottom="0.0555in" style:contextual-spacing="false" fo:text-align="justify" style:justify-single-word="false"/>
      <style:text-properties style:font-name="Times New Roman"/>
    </style:style>
    <style:style style:name="P9" style:family="paragraph" style:parent-style-name="No_20_Spacing" style:list-style-name="L1">
      <style:paragraph-properties fo:margin-top="0in" fo:margin-bottom="0.0555in" style:contextual-spacing="false" fo:text-align="justify" style:justify-single-word="false"/>
      <style:text-properties style:font-name="Times New Roman"/>
    </style:style>
    <style:style style:name="P10" style:family="paragraph" style:parent-style-name="No_20_Spacing" style:list-style-name="L2">
      <style:paragraph-properties fo:margin-top="0in" fo:margin-bottom="0.0555in" style:contextual-spacing="false" fo:text-align="justify" style:justify-single-word="false"/>
      <style:text-properties style:font-name="Times New Roman"/>
    </style:style>
    <style:style style:name="P11" style:family="paragraph" style:parent-style-name="No_20_Spacing" style:list-style-name="L3">
      <style:paragraph-properties fo:margin-top="0in" fo:margin-bottom="0.0555in" style:contextual-spacing="false" fo:text-align="justify" style:justify-single-word="false"/>
      <style:text-properties style:font-name="Times New Roman"/>
    </style:style>
    <style:style style:name="P12" style:family="paragraph" style:parent-style-name="No_20_Spacing" style:list-style-name="L4">
      <style:paragraph-properties fo:margin-top="0in" fo:margin-bottom="0.0555in" style:contextual-spacing="false" fo:text-align="justify" style:justify-single-word="false"/>
      <style:text-properties style:font-name="Times New Roman"/>
    </style:style>
    <style:style style:name="P13" style:family="paragraph" style:parent-style-name="No_20_Spacing" style:list-style-name="L5">
      <style:paragraph-properties fo:margin-top="0in" fo:margin-bottom="0.0555in" style:contextual-spacing="false" fo:text-align="justify" style:justify-single-word="false"/>
      <style:text-properties style:font-name="Times New Roman"/>
    </style:style>
    <style:style style:name="P14" style:family="paragraph" style:parent-style-name="Standard" style:list-style-name="WWNum18">
      <style:paragraph-properties fo:orphans="0" fo:widows="0"/>
      <style:text-properties fo:font-size="11pt" style:font-size-asian="11pt" style:font-size-complex="11pt"/>
    </style:style>
    <style:style style:name="P15" style:family="paragraph">
      <style:paragraph-properties fo:margin-top="0in" fo:margin-bottom="0.0555in" fo:text-align="justify"/>
    </style:style>
    <style:style style:name="T1" style:family="text">
      <style:text-properties fo:color="#525252" loext:opacity="100%" style:font-name="Times New Roman" fo:language="pl" fo:country="PL" style:font-weight-complex="bold"/>
    </style:style>
    <style:style style:name="T2" style:family="text">
      <style:text-properties fo:color="#525252" loext:opacity="100%" style:font-name="Times New Roman" fo:language="pl" fo:country="PL" fo:font-weight="bold" style:font-weight-asian="bold"/>
    </style:style>
    <style:style style:name="T3" style:family="text">
      <style:text-properties fo:font-variant="normal" fo:text-transform="none" fo:color="#808080" loext:opacity="100%" style:font-name="Times New Roman" fo:language="pl" fo:country="PL" fo:font-weight="bold" style:language-asian="pl" style:country-asian="PL" style:font-weight-asian="bold" style:font-weight-complex="bold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language="pl" fo:country="PL"/>
    </style:style>
    <style:style style:name="T6" style:family="text">
      <style:text-properties fo:color="#000000" loext:opacity="100%" style:font-name="Times New Roman" fo:language="pl" fo:country="PL"/>
    </style:style>
    <style:style style:name="T7" style:family="text">
      <style:text-properties fo:color="#000000" loext:opacity="100%" style:font-name="Times New Roman" fo:language="pl" fo:country="PL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808080" loext:opacity="100%" style:font-name="Times New Roman" fo:language="pl" fo:country="PL"/>
    </style:style>
    <style:style style:name="T9" style:family="text">
      <style:text-properties fo:color="#808080" loext:opacity="100%" style:font-name="Times New Roman" fo:language="pl" fo:country="PL" fo:font-weight="bold" style:font-weight-asian="bold" style:font-weight-complex="bold"/>
    </style:style>
    <style:style style:name="T10" style:family="text">
      <style:text-properties fo:background-color="#ffff00" loext:char-shading-value="0"/>
    </style:style>
    <style:style style:name="T11" style:family="text">
      <style:text-properties fo:background-color="#ffff00" loext:char-shading-value="0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1" style:font-size-asian="10pt" style:language-asian="pl" style:country-asian="PL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Times New Roman" fo:font-size="11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1" style:font-size-asian="10pt" style:language-asian="pl" style:country-asian="PL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Times New Roman" fo:font-size="10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1" style:font-size-asian="10pt" style:language-asian="pl" style:country-asian="P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1" style:font-size-asian="10pt" style:language-asian="pl" style:country-asian="P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office:annotation loext:resolved="false"><dc:creator>Patryk Kaniewski</dc:creator><dc:date>2021-03-18T09:32:38.541793533</dc:date><meta:creator-initials>PK</meta:creator-initials><text:p text:style-name="P15"><text:span text:style-name="T12">[</text:span><text:span text:style-name="T13">W dokumencie należy przedstawić ogólny opis firmy/instytucji zawierający ogólne informacje pozwalające analitykowi zorientować się o problemie i uzyskać wystarczające informacje do wstpnych prac projektowych. Np. informacje typu: nazwa, siedziba, właściciel, współpracownicy (zatrudnienie); ogólny profil firmy (czym się zajmuje); cel główny przedsiębiorstwa; charakterystyka branży i rynku; docelowe obszary funkcjonowania; działy firmy; obowiązki pracowników; charakterystyka i cele systemu informacyjnego; zakres projektu; …. ]</text:span></text:p><text:p text:style-name="P15"><text:span text:style-name="T12"/></text:p><text:p text:style-name="P15"><text:span text:style-name="T14">]</text:span><text:span text:style-name="T15"> </text:span></text:p></office:annotation></text:p>
      <text:p text:style-name="P6">Hurtownia opakowań ekologicznych "DXHCET, właściciel Tomasz Wilmowski funkcjonuje przy ul. Żwirki i Wigury 69, Warszawa (Hala magazynowa i budynek biurowy - 5 pomieszczeń). DXHCET obecnie zatrudnia 17 pracowników (10 osób w magazynie, 1 osoby w dziale Księgowości, 2 grafików komputerowych, 2 logistyków, 1 prawnik)</text:p>
      <text:p text:style-name="P6"/>
      <text:p text:style-name="P6">Pracownicy magazynowi zajmują się wysyłaniem/odbieraniem oraz organizacją miejsca w magazynie. Graficy posiadają doświadczenie w adaptacji gotowych materiałów do różnych form fizycznych.</text:p>
      <text:p text:style-name="P6"/>
      <text:p text:style-name="P6">Firma zajmuje się hurtową sprzedażą opakowań ekologiczną. Obszarem działania firmy jest województwo mazowieckie. Estymowana liczba wysłanego towaru wynosi <text:span text:style-name="T11">$AMOUNT</text:span> na rok. Nowe regulacje krajowe jak i unijne sugerują że liczba będzie kontynuować wzrost jeżeli nie pojawią się odpowiedni konkurenci. Firma zajmuję się głownie obsługą małych i średnich marek w rynku.</text:p>
      <text:p text:style-name="P6"/>
      <text:p text:style-name="P6">Przesłaniem firmy DXHCET jest zapewnienie lokalnych i dobrze wycenionych opakowań na kosmetyki, które spełniają normy europejskie i przez to zdobycie klientów międzynarodowych</text:p>
      <text:p text:style-name="P6"/>
      <text:p text:style-name="P6">Kluczem do sukcesu DXHCET jest wyczucie czasu, oraz szybka obsługa i dostosowanie do potrzeb klienta. Zainteresowani klienci kontaktują się z nami w celu wybrania formy opakowania po którym nasi graficy dostosowują materiał marketingowy klienta do potrzeb opakowania. Następnie wysyłamy gotowe prototypy do klienta a po akceptacji wykorzystujemy nasze kontakty u producentów aby wytworzyć opakowania gotowe do sprzedaży</text:p>
      <text:p text:style-name="P6"/>
      <text:p text:style-name="P6">Na rynku lokalnym w chwili obecnej nie mamy konkurencji w ofertach dla średnich rozmiarów przedsiębiorstw, a mali (boutique) dystrybutorzy zwykle są zintegrowani z produkcją małej skali. Więksi przedsiębiorcy zwykle zintegrowani od produkcji opakowań do sprzedawania całego produktu.</text:p>
      <text:p text:style-name="P6"><text:s/></text:p>
      <text:p text:style-name="P6">Ze względu na nowe (i przewidywane) dalsze regulacje ws. opakowań kierowane przez zdarzenia klimatyczne, pula nowych przedsiębiorców którzy chcą być "hip" i ekologiczni w tych czasach może się bardzo szybko powiększyć o firmy zmuszone regulacjami dlatego szybki rozwój i zmniejszenie nakładu na pojedyncze zamówienie musi się stanowczo zmniejszyć</text:p>
      <text:p text:style-name="P6"/>
      <text:p text:style-name="P6">Firma składa się dwóch części: Magazynu i Biura.</text:p>
      <text:p text:style-name="P6"/>
      <text:p text:style-name="P6">Magazyn zatrudnia 10 pracowników przeszkolonych w szybkim obrocie towaru. W tym dziale znajduje się jeden komputer (do kontroli stanu) oraz serwer do przechowywania bazach danych. Do obowiązków pracowników nalezą:</text:p>
      <text:p text:style-name="P6"/>
      <text:list xml:id="list1741401575" text:style-name="L1">
        <text:list-item>
          <text:p text:style-name="P9">przyjmowanie towaru od dostawców</text:p>
        </text:list-item>
        <text:list-item>
          <text:p text:style-name="P9">inwentaryzacja</text:p>
        </text:list-item>
        <text:list-item>
          <text:p text:style-name="P9">nadawanie towaru do klientów</text:p>
        </text:list-item>
      </text:list>
      <text:p text:style-name="P6"/>
      <text:p text:style-name="P6">Biuro zatrudnia 7 pracowników zajmujących się głownie zadowoleniem klienta oraz sprawnym działaniem firmy.</text:p>
      <text:list xml:id="list435667742" text:style-name="L2">
        <text:list-item>
          <text:p text:style-name="P10">Logistycy:</text:p>
          <text:list>
            <text:list-item>
              <text:p text:style-name="P10"><text:s/>rozplanowują i aranżują dostawy i wysyłki z magazynu aby dotrzymywać terminów ustalonych z klientem</text:p>
            </text:list-item>
          </text:list>
        </text:list-item>
        <text:list-item>
          <text:p text:style-name="P10">Graficy komputerowi:</text:p>
          <text:list>
            <text:list-item>
              <text:p text:style-name="P10"><text:soft-page-break/>dostosowują dostarczone przez klientów materiały marketingowe do formy i kształtu opakowania aby utrzymać jednorodność i znajomość marki klienta do nowego medium</text:p>
            </text:list-item>
          </text:list>
        </text:list-item>
      </text:list>
      <text:p text:style-name="P6"/>
      <text:p text:style-name="P6"/>
      <text:p text:style-name="P6">Koszty funkcjonowania:</text:p>
      <text:list xml:id="list4140828313" text:style-name="L3">
        <text:list-item>
          <text:p text:style-name="P11">czynsz za lokale</text:p>
        </text:list-item>
        <text:list-item>
          <text:p text:style-name="P11">koszty mediów</text:p>
        </text:list-item>
        <text:list-item>
          <text:p text:style-name="P11">wynagrodzenia pracowników</text:p>
        </text:list-item>
      </text:list>
      <text:p text:style-name="P6"/>
      <text:p text:style-name="P6">Właściciel, analizując rynek i funkcjonowanie konkurencji dostrzega potrzebę usprawnienia funkcjonowania firmy i stawia na jej informatyzacje co umożliwi:</text:p>
      <text:list xml:id="list3273882580" text:style-name="L4">
        <text:list-item>
          <text:p text:style-name="P12">zmniejszenie nakładu pracy na pojedyncza wysyłkę lub dostawę</text:p>
        </text:list-item>
        <text:list-item>
          <text:p text:style-name="P12">uzyskanie lepszych i bardziej aktualnych statystyk ws. aktualnego stanu towaru</text:p>
        </text:list-item>
        <text:list-item>
          <text:p text:style-name="P12">zwiększanie ilości różnych klientów</text:p>
        </text:list-item>
        <text:list-item>
          <text:p text:style-name="P12">zwiększanie rozmiarów umów z klientami</text:p>
        </text:list-item>
        <text:list-item>
          <text:p text:style-name="P12">automatyzacje procesu zamawiania towarów deficytowych</text:p>
        </text:list-item>
      </text:list>
      <text:p text:style-name="P6"/>
      <text:p text:style-name="P6">Oczekuje się, że realizacja przedsięwzięcia informatyzacji firmy zapewni:</text:p>
      <text:list xml:id="list2622347206" text:style-name="L5">
        <text:list-item>
          <text:p text:style-name="P13">przyspieszenie procesu obsługi klienta - narzędzia zarządzania i kontroli w magazynie</text:p>
        </text:list-item>
        <text:list-item>
          <text:p text:style-name="P13">możliwość wyprzedzania rynku za pomocą zgromadzonych statystyk i redukcja ilości towarów obecnie nie potrzebnych</text:p>
        </text:list-item>
        <text:list-item>
          <text:p text:style-name="P13">możliwość rozszerzenia działu obsługi klienta dzięki zwiększonych możliwościach magazynu</text:p>
        </text:list-item>
      </text:list>
      <text:p text:style-name="P6"/>
      <text:p text:style-name="P6"/>
      <text:p text:style-name="P6"/>
      <text:p text:style-name="P6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PL Bangkok" svg:font-family="'PL Bangkok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l" fo:country="PL" style:letter-kerning="false" style:font-name-asian="Times New Roman1" style:font-size-asian="10pt" style:language-asian="pl" style:country-asian="PL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Times New Roman" fo:font-size="10pt" fo:language="pl" fo:country="PL" style:letter-kerning="false" style:font-name-asian="Times New Roman1" style:font-size-asian="10pt" style:language-asian="pl" style:country-asian="PL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punctuation-wrap="hanging" style:vertical-align="baseline" style:writing-mode="lr-tb"/>
      <style:text-properties style:font-name="PL Bangkok" fo:font-family="'PL Bangkok'" style:font-family-generic="roman" style:font-pitch="variable" fo:font-size="12pt" fo:language="en" fo:country="GB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style:contextual-spacing="false" fo:keep-with-next="always"/>
      <style:text-properties style:font-name="Calibri Light" fo:font-family="'Calibri Light'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style:contextual-spacing="false" fo:line-height="115%" fo:keep-together="always" fo:keep-with-next="always" style:punctuation-wrap="simple" style:vertical-align="auto"/>
      <style:text-properties fo:color="#4f81bd" loext:opacity="100%" style:font-name="Cambria" fo:font-family="Cambria" style:font-family-generic="roman" style:font-pitch="variable" fo:font-size="11pt" fo:language="pl" fo:country="PL" fo:font-weight="bold" style:font-size-asian="11pt" style:language-asian="en" style:country-asian="US" style:font-weight-asian="bold" style:font-size-complex="11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ody_20_Text_20_Indent_20_3" style:display-name="Body Text Indent 3" style:family="paragraph" style:parent-style-name="Standard" style:default-outline-level="">
      <style:paragraph-properties fo:margin-left="0.6898in" fo:margin-right="0in" fo:line-height="150%" fo:text-indent="-0.0984in" style:auto-text-indent="false">
        <style:tab-stops>
          <style:tab-stop style:position="0.9846in"/>
        </style:tab-stops>
      </style:paragraph-properties>
      <style:text-properties fo:language="pl" fo:country="PL"/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Endnote" style:family="paragraph" style:parent-style-name="Standard" style:default-outline-level="" style:class="extra">
      <style:text-properties fo:font-size="10pt" style:font-size-asian="10pt" style:font-size-complex="10pt"/>
    </style:style>
    <style:style style:name="No_20_Spacing" style:display-name="No Spacing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Document_20_Title" style:display-name="Document Title" style:family="paragraph" style:parent-style-name="Header" style:default-outline-level="">
      <style:paragraph-properties fo:text-align="justify" style:justify-single-word="false" style:punctuation-wrap="simple" style:vertical-align="auto">
        <style:tab-stops/>
      </style:paragraph-properties>
      <style:text-properties fo:text-transform="uppercase" fo:color="#0067b1" loext:opacity="100%" style:font-name="Palatino Linotype" fo:font-family="'Palatino Linotype'" style:font-family-generic="roman" style:font-pitch="variable" fo:font-size="14pt" fo:language="en" fo:country="US" style:font-size-asian="14pt" style:language-asian="en" style:country-asian="US" style:font-size-complex="11pt"/>
    </style:style>
    <style:style style:name="Document_20_Title_20_Small_20_II" style:display-name="Document Title Small II" style:family="paragraph" style:parent-style-name="Standard" style:next-style-name="Standard" style:default-outline-level="">
      <style:paragraph-properties style:punctuation-wrap="simple" style:vertical-align="auto"/>
      <style:text-properties fo:text-transform="uppercase" fo:color="#0067b1" loext:opacity="100%" style:font-name="Palatino Linotype" fo:font-family="'Palatino Linotype'" style:font-family-generic="roman" style:font-pitch="variable" fo:font-size="8pt" fo:language="en" fo:country="US" style:font-size-asian="8pt" style:language-asian="en" style:country-asian="US" style:font-size-complex="24pt" style:font-weight-complex="bold"/>
    </style:style>
    <style:style style:name="Normal_20_White" style:display-name="Normal White" style:family="paragraph" style:parent-style-name="Standard" style:default-outline-level="">
      <style:paragraph-properties fo:margin-left="0in" fo:margin-right="0in" fo:margin-top="0in" fo:margin-bottom="0.139in" style:contextual-spacing="false" fo:line-height="115%" fo:text-indent="-0.0327in" style:auto-text-indent="false" style:punctuation-wrap="simple" style:vertical-align="auto"/>
      <style:text-properties fo:color="#ffffff" loext:opacity="100%" style:font-name="Calibri" fo:font-family="Calibri" style:font-family-generic="roman" style:font-pitch="variable" fo:font-size="11pt" fo:language="pl" fo:country="PL" style:font-size-asian="11pt" style:language-asian="en" style:country-asian="US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 style:punctuation-wrap="simple" style:vertical-align="auto"/>
      <style:text-properties style:font-name="Times New Roman" fo:font-family="'Times New Roman'" style:font-family-generic="roman" style:font-pitch="variable" fo:language="pl" fo:country="P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page_20_number" style:display-name="page number" style:family="text" style:parent-style-name="Default_20_Paragraph_20_Font"/>
    <style:style style:name="Nagłówek_20_3_20_Znak" style:display-name="Nagłówek 3 Znak" style:family="text">
      <style:text-properties fo:color="#4f81bd" loext:opacity="100%" style:font-name="Cambria" fo:font-family="Cambria" style:font-family-generic="roman" style:font-pitch="variable" fo:font-size="11pt" fo:font-weight="bold" style:font-size-asian="11pt" style:language-asian="en" style:country-asian="US" style:font-weight-asian="bold" style:font-size-complex="11pt" style:font-weight-complex="bold"/>
    </style:style>
    <style:style style:name="Document_20_Title_20_Small_20_II_20_Char" style:display-name="Document Title Small II Char" style:family="text">
      <style:text-properties fo:text-transform="uppercase" fo:color="#0067b1" loext:opacity="100%" style:font-name="Palatino Linotype" fo:font-family="'Palatino Linotype'" style:font-family-generic="roman" style:font-pitch="variable" fo:font-size="8pt" fo:language="en" fo:country="US" style:font-size-asian="8pt" style:language-asian="en" style:country-asian="US" style:font-size-complex="24pt" style:font-weight-complex="bold"/>
    </style:style>
    <style:style style:name="Nagłówek_20_2_20_Znak" style:display-name="Nagłówek 2 Znak" style:family="text">
      <style:text-properties style:font-name="Calibri Light" fo:font-family="'Calibri Light'" style:font-family-generic="roman" style:font-pitch="variable" fo:font-size="14pt" fo:language="en" fo:country="GB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Bez_20_odstępów_20_Znak" style:display-name="Bez odstępów Znak" style:family="text"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807in" fo:text-indent="-0.1972in" fo:margin-left="1.2807in"/>
        </style:list-level-properties>
        <style:text-properties fo:font-family="Symbol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text:list-tab-stop-position="1.6898in" fo:text-indent="-0.25in" fo:margin-left="1.6898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1898in" fo:text-indent="-0.25in" fo:margin-left="2.1898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.6898in" fo:text-indent="-0.25in" fo:margin-left="2.6898in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text:list-tab-stop-position="3.1898in" fo:text-indent="-0.25in" fo:margin-left="3.1898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.6898in" fo:text-indent="-0.25in" fo:margin-left="3.6898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4.1898in" fo:text-indent="-0.25in" fo:margin-left="4.1898in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text:list-tab-stop-position="4.6898in" fo:text-indent="-0.25in" fo:margin-left="4.6898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5.1898in" fo:text-indent="-0.25in" fo:margin-left="5.1898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8862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8862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386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3862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8862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8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2882in" fo:margin-left="-0.0035in" fo:margin-top="0in" fo:margin-bottom="0in" table:align="left" style:writing-mode="lr-tb"/>
    </style:style>
    <style:style style:name="Table1.A" style:family="table-column">
      <style:table-column-properties style:column-width="1.8722in"/>
    </style:style>
    <style:style style:name="Table1.C" style:family="table-column">
      <style:table-column-properties style:column-width="0.7868in"/>
    </style:style>
    <style:style style:name="Table1.D" style:family="table-column">
      <style:table-column-properties style:column-width="1.4694in"/>
    </style:style>
    <style:style style:name="Table1.E" style:family="table-column">
      <style:table-column-properties style:column-width="1.2875in"/>
    </style:style>
    <style:style style:name="Table1.1" style:family="table-row">
      <style:table-row-properties style:row-height="0.2958in" fo:keep-together="auto"/>
    </style:style>
    <style:style style:name="Table1.A1" style:family="table-cell">
      <style:table-cell-properties style:vertical-align="middle" fo:padding-left="0.0035in" fo:padding-right="0.0035in" fo:padding-top="0in" fo:padding-bottom="0in" fo:border="0.5pt solid #000000"/>
    </style:style>
    <style:style style:name="Table1.2" style:family="table-row">
      <style:table-row-properties style:min-row-height="0.2049in" fo:keep-together="auto"/>
    </style:style>
    <style:style style:name="Table1.C3" style:family="table-cell">
      <style:table-cell-properties fo:padding-left="0.0035in" fo:padding-right="0.0035in" fo:padding-top="0in" fo:padding-bottom="0in" fo:border="0.5pt solid #000000"/>
    </style:style>
    <style:style style:name="Table1.D4" style:family="table-cell">
      <style:table-cell-properties fo:padding-left="0.0035in" fo:padding-right="0.0035in" fo:padding-top="0in" fo:padding-bottom="0in" fo:border="0.5pt solid #000000"/>
    </style:style>
    <style:style style:name="MP1" style:family="paragraph" style:parent-style-name="Standard">
      <style:text-properties style:font-name="Times New Roman" fo:font-size="11pt" style:font-size-asian="11pt" style:font-size-complex="11pt"/>
    </style:style>
    <style:style style:name="MP2" style:family="paragraph" style:parent-style-name="Document_20_Title">
      <style:paragraph-properties fo:text-align="start" style:justify-single-word="false" fo:orphans="0" fo:widows="0"/>
      <style:text-properties fo:font-size="11pt" style:font-size-asian="11pt"/>
    </style:style>
    <style:style style:name="MP3" style:family="paragraph" style:parent-style-name="Standard" style:list-style-name="WWNum18">
      <style:paragraph-properties fo:orphans="0" fo:widows="0"/>
      <style:text-properties fo:font-size="11pt" style:font-size-asian="11pt" style:font-size-complex="11pt"/>
    </style:style>
    <style:style style:name="MP4" style:family="paragraph" style:parent-style-name="Standard">
      <style:paragraph-properties fo:orphans="0" fo:widows="0"/>
      <style:text-properties fo:font-size="11pt" style:font-size-asian="11pt" style:font-size-complex="11pt"/>
    </style:style>
    <style:style style:name="MP5" style:family="paragraph" style:parent-style-name="Header">
      <style:paragraph-properties fo:orphans="0" fo:widows="0"/>
      <style:text-properties style:font-name="Times New Roman" fo:font-size="11pt" style:font-size-asian="11pt" style:font-size-complex="11pt"/>
    </style:style>
    <style:style style:name="MT1" style:family="text">
      <style:text-properties fo:color="#525252" loext:opacity="100%" style:font-name="Times New Roman" fo:language="pl" fo:country="PL" style:font-weight-complex="bold"/>
    </style:style>
    <style:style style:name="MT2" style:family="text">
      <style:text-properties fo:color="#525252" loext:opacity="100%" style:font-name="Times New Roman" fo:language="pl" fo:country="PL" fo:font-weight="bold" style:font-weight-asian="bold"/>
    </style:style>
    <style:style style:name="MT3" style:family="text">
      <style:text-properties fo:font-variant="normal" fo:text-transform="none" fo:color="#808080" loext:opacity="100%" style:font-name="Times New Roman" fo:language="pl" fo:country="PL" fo:font-weight="bold" style:language-asian="pl" style:country-asian="PL" style:font-weight-asian="bold" style:font-weight-complex="bold"/>
    </style:style>
    <style:style style:name="MT4" style:family="text">
      <style:text-properties style:font-name="Times New Roman" fo:language="pl" fo:country="PL"/>
    </style:style>
    <style:style style:name="MT5" style:family="text">
      <style:text-properties fo:color="#000000" loext:opacity="100%" style:font-name="Times New Roman" fo:language="pl" fo:country="PL" fo:font-style="italic" fo:font-weight="bold" style:font-style-asian="italic" style:font-weight-asian="bold" style:font-style-complex="italic" style:font-weight-complex="bold"/>
    </style:style>
    <style:style style:name="MT6" style:family="text">
      <style:text-properties fo:color="#000000" loext:opacity="100%" style:font-name="Times New Roman" fo:language="pl" fo:country="PL"/>
    </style:style>
    <style:style style:name="MT7" style:family="text">
      <style:text-properties style:font-name="Times New Roman"/>
    </style:style>
    <style:style style:name="MT8" style:family="text">
      <style:text-properties fo:color="#808080" loext:opacity="100%" style:font-name="Times New Roman" fo:language="pl" fo:country="PL"/>
    </style:style>
    <style:style style:name="MT9" style:family="text">
      <style:text-properties fo:color="#808080" loext:opacity="100%" style:font-name="Times New Roman" fo:language="pl" fo:country="PL"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492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 table:number-columns-repeated="2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table:number-columns-spanned="5" office:value-type="string">
              <text:p text:style-name="MP2"><text:span text:style-name="MT1"><text:s/>Dokumentacja PROJEKTu</text:span><text:span text:style-name="MT2"> <text:s text:c="2"/></text:span><text:span text:style-name="MT3">Informatyzacja <text:s/>Hurtownia DXHCET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1" table:number-columns-spanned="5" office:value-type="string">
              <text:list xml:id="list104664671" text:style-name="WWNum18">
                <text:list-item>
                  <text:p text:style-name="MP3"><text:span text:style-name="MT4"><text:s/>Dokument: <text:s/>PS_</text:span><text:span text:style-name="MT5">04_DXHCET_</text:span><text:span text:style-name="MT6">Ogólna charakterystyka firmy.</text:span></text:p>
                </text:list-item>
              </text:list>
            </table:table-cell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1" table:number-columns-spanned="2" office:value-type="string">
              <text:p text:style-name="MP4"><text:span text:style-name="MT7"><text:s/>Etap projektu:</text:span><text:span text:style-name="MT8"> Koncepcyjny</text:span></text:p>
            </table:table-cell>
            <table:covered-table-cell/>
            <table:table-cell table:style-name="Table1.C3" table:number-columns-spanned="3" office:value-type="string">
              <text:p text:style-name="MP4"><text:span text:style-name="MT4"><text:s/>Faza:</text:span><text:span text:style-name="MT8"> identyfikacji</text:span></text:p>
            </table:table-cell>
            <table:covered-table-cell/>
            <table:covered-table-cell/>
          </table:table-row>
          <table:table-row table:style-name="Table1.2">
            <table:table-cell table:style-name="Table1.A1" table:number-columns-spanned="3" office:value-type="string">
              <text:p text:style-name="MP4"><text:span text:style-name="MT4"><text:s/>Zespół/Autor:</text:span><text:span text:style-name="MT8"> </text:span><text:span text:style-name="MT9">Patryk Kaniewski</text:span><text:span text:style-name="MT8">, Wojciech Złomek</text:span></text:p>
            </table:table-cell>
            <table:covered-table-cell/>
            <table:covered-table-cell/>
            <table:table-cell table:style-name="Table1.D4" table:number-columns-spanned="2" office:value-type="string">
              <text:p text:style-name="MP4"><text:span text:style-name="MT4"><text:s/></text:span><text:span text:style-name="MT7">Zatwierdził: </text:span><text:span text:style-name="MT8">Jan Smuga</text:span></text:p>
            </table:table-cell>
            <table:covered-table-cell/>
          </table:table-row>
          <table:table-row table:style-name="Table1.2">
            <table:table-cell table:style-name="Table1.A1" office:value-type="string">
              <text:p text:style-name="MP4"><text:span text:style-name="MT7"><text:s/>Wersja dokumentu: </text:span><text:span text:style-name="MT8">1.0</text:span></text:p>
            </table:table-cell>
            <table:table-cell table:style-name="Table1.A1" office:value-type="string">
              <text:p text:style-name="MP4"><text:span text:style-name="MT4"><text:s/>Data:</text:span><text:span text:style-name="MT8"> 2021-03-17</text:span></text:p>
            </table:table-cell>
            <table:table-cell table:style-name="Table1.A1" table:number-columns-spanned="2" office:value-type="string">
              <text:p text:style-name="MP4"><text:span text:style-name="MT7"><text:s/>Status: </text:span><text:span text:style-name="MT8">roboczy</text:span></text:p>
            </table:table-cell>
            <table:covered-table-cell/>
            <table:table-cell table:style-name="Table1.A1" office:value-type="string">
              <text:p text:style-name="MP5"><text:s/>Strona: <text:page-number text:select-page="current">2</text:page-number><text:s/>z <text:page-count>2</text:page-count>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IwP - Szablon PS</dc:title>
    <meta:initial-creator>Marian Urbanek</meta:initial-creator>
    <dc:creator>Patryk Kaniewski</dc:creator>
    <meta:editing-cycles>28</meta:editing-cycles>
    <meta:print-date>2007-01-15T02:16:00</meta:print-date>
    <meta:creation-date>2021-02-19T19:31:00</meta:creation-date>
    <dc:date>2021-03-18T12:13:30.072231059</dc:date>
    <meta:generator>LibreOffice/7.1.1.2$Linux_X86_64 LibreOffice_project/10$Build-2</meta:generator>
    <meta:editing-duration>PT27M10S</meta:editing-duration>
    <meta:document-statistic meta:table-count="1" meta:image-count="0" meta:object-count="0" meta:page-count="2" meta:paragraph-count="43" meta:word-count="529" meta:character-count="3990" meta:non-whitespace-character-count="3505"/>
    <meta:user-defined meta:name="AppVersion">16.0000</meta:user-defined>
    <meta:user-defined meta:name="Company">MIrek</meta:user-defined>
    <meta:user-defined meta:name="ContentTypeId">0x010100466C91FDDFF32D43B8D20F1C98F878B8</meta:user-defined>
    <meta:template xlink:type="simple" xlink:actuate="onRequest" xlink:title="Normal" xlink:href=""/>
  </office:meta>
</office:document-meta>
</file>